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start-width="0.245cm" draw:marker-end-width="0.245cm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03cm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dzie">
        <draw:custom-shape draw:style-name="gr1" draw:text-style-name="P2" draw:id="id9" draw:layer="layout" svg:width="5.5cm" svg:height="1cm" svg:x="14.5cm" svg:y="8.5cm">
          <text:p text:style-name="P1"><text:span text:style-name="T1">Minuit2/FCNBase.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7" draw:layer="layout" svg:width="4cm" svg:height="1cm" svg:x="12cm" svg:y="10cm">
          <text:p text:style-name="P1"><text:span text:style-name="T1">nucleonFcn.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3" draw:text-style-name="P1" draw:id="id2" draw:layer="layout" svg:width="3.5cm" svg:height="1.5cm" svg:x="9cm" svg:y="16.5cm" draw:corner-radius="0.5cm">
          <text:p text:style-name="P1"><text:span text:style-name="T1">nucleons.cpp</text:span></text:p>
        </draw:rect>
        <draw:rect draw:style-name="gr3" draw:text-style-name="P3" draw:id="id6" draw:layer="layout" svg:width="3.5cm" svg:height="1.5cm" svg:x="9cm" svg:y="13cm" draw:corner-radius="0.5cm">
          <text:p text:style-name="P1"><text:span text:style-name="T1">nucleonFcn.cpp</text:span></text:p>
        </draw:rect>
        <draw:custom-shape draw:style-name="gr4" draw:text-style-name="P1" draw:id="id3" draw:layer="layout" svg:width="4.5cm" svg:height="1.5cm" svg:x="2cm" svg:y="16.5cm">
          <text:p text:style-name="P1"><text:span text:style-name="T1">dataFile[]</text:span></text:p>
          <text:p text:style-name="P1"><text:span text:style-name="T2">dataNucleons.d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draw:id="id4" draw:layer="layout" svg:width="4.5cm" svg:height="1.5cm" svg:x="2cm" svg:y="18.5cm">
          <text:p text:style-name="P1"><text:span text:style-name="T1">parametersFile[]</text:span></text:p>
          <text:p text:style-name="P1"><text:span text:style-name="T2">parNucleons.d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draw:id="id5" draw:layer="layout" svg:width="4.5cm" svg:height="1.5cm" svg:x="2cm" svg:y="20.5cm">
          <text:p text:style-name="P1"><text:span text:style-name="T1">matrixFile[]</text:span></text:p>
          <text:p text:style-name="P1"><text:span text:style-name="T2">covarinceMatrix.d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draw:id="id1" draw:layer="layout" svg:width="4.5cm" svg:height="1.5cm" svg:x="2cm" svg:y="14.5cm">
          <text:p text:style-name="P1"><text:span text:style-name="T1">nPar=16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draw:id="id12" draw:layer="layout" svg:width="3.5cm" svg:height="2cm" svg:x="9cm" svg:y="23cm">
          <text:p text:style-name="P1"><text:span text:style-name="T1">outputFile[]</text:span></text:p>
          <text:p text:style-name="P1"><text:span text:style-name="T2">outNucleons.da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id="id8" draw:layer="layout" svg:width="4cm" svg:height="1cm" svg:x="12cm" svg:y="6.5cm">
          <text:p text:style-name="P1"><text:span text:style-name="T1">nucleonUAM.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3" draw:text-style-name="P3" draw:id="id13" draw:layer="layout" svg:width="3.5cm" svg:height="1.5cm" svg:x="4cm" svg:y="8cm" draw:corner-radius="0.5cm">
          <text:p text:style-name="P1"><text:span text:style-name="T1">basicConst.cpp</text:span></text:p>
        </draw:rect>
        <draw:rect draw:style-name="gr3" draw:text-style-name="P3" draw:id="id14" draw:layer="layout" svg:width="3.5cm" svg:height="1.5cm" svg:x="4cm" svg:y="10.5cm" draw:corner-radius="0.5cm">
          <text:p text:style-name="P1"><text:span text:style-name="T1">plotGraph.cpp</text:span></text:p>
        </draw:rect>
        <draw:custom-shape draw:style-name="gr1" draw:text-style-name="P5" draw:id="id10" draw:layer="layout" svg:width="5.5cm" svg:height="5cm" svg:x="14.5cm" svg:y="12cm">
          <text:p text:style-name="P4"><text:span text:style-name="T1">Minuit2/FunctionMinimum.h</text:span></text:p>
          <text:p text:style-name="P4"><text:span text:style-name="T1">Minuit2/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draw:id="id11" draw:layer="layout" svg:width="5.5cm" svg:height="5cm" svg:x="14.5cm" svg:y="18cm">
          <text:p text:style-name="P1"><text:span text:style-name="T1">TMath.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s" svg:x1="6.042cm" svg:y1="15.25cm" svg:x2="9cm" svg:y2="17.25cm" draw:start-shape="id1" draw:start-glue-point="9" draw:end-shape="id2" draw:end-glue-point="3" svg:d="m6042 15250h974l1483 2000h501">
          <text:p/>
        </draw:connector>
        <draw:connector draw:style-name="gr5" draw:text-style-name="P1" draw:layer="layout" draw:type="lines" svg:x1="6.042cm" svg:y1="17.25cm" svg:x2="9cm" svg:y2="17.25cm" draw:start-shape="id3" draw:start-glue-point="9" draw:end-shape="id2" draw:end-glue-point="3" svg:d="m6042 17250h974 1483 501">
          <text:p/>
        </draw:connector>
        <draw:connector draw:style-name="gr5" draw:text-style-name="P1" draw:layer="layout" draw:type="lines" svg:x1="6.042cm" svg:y1="19.25cm" svg:x2="9cm" svg:y2="17.25cm" draw:start-shape="id4" draw:start-glue-point="9" draw:end-shape="id2" draw:end-glue-point="3" svg:d="m6042 19250h974l1483-2000h501">
          <text:p/>
        </draw:connector>
        <draw:connector draw:style-name="gr5" draw:text-style-name="P1" draw:layer="layout" draw:type="lines" svg:x1="6.042cm" svg:y1="21.25cm" svg:x2="9cm" svg:y2="17.25cm" draw:start-shape="id5" draw:start-glue-point="9" draw:end-shape="id2" draw:end-glue-point="3" svg:d="m6042 21250h974l1483-4000h501">
          <text:p/>
        </draw:connector>
        <draw:connector draw:style-name="gr5" draw:text-style-name="P1" draw:layer="layout" draw:type="lines" svg:x1="10.75cm" svg:y1="14.5cm" svg:x2="10.75cm" svg:y2="16.5cm" draw:start-shape="id6" draw:start-glue-point="2" draw:end-shape="id2" draw:end-glue-point="0" svg:d="m10750 14500v501 998 501">
          <text:p/>
        </draw:connector>
        <draw:connector draw:style-name="gr5" draw:text-style-name="P1" draw:layer="layout" draw:type="lines" svg:x1="12cm" svg:y1="10.5cm" svg:x2="10.75cm" svg:y2="13cm" draw:start-shape="id7" draw:start-glue-point="5" draw:end-shape="id6" draw:end-glue-point="0" svg:d="m12000 10500h-501l-749 1999v501">
          <text:p/>
        </draw:connector>
        <draw:connector draw:style-name="gr5" draw:text-style-name="P1" draw:layer="layout" draw:type="lines" svg:x1="12cm" svg:y1="7cm" svg:x2="10.75cm" svg:y2="13cm" draw:start-shape="id8" draw:start-glue-point="5" draw:end-shape="id6" svg:d="m12000 7000h-501l-749 5499v501">
          <text:p/>
        </draw:connector>
        <draw:connector draw:style-name="gr5" draw:text-style-name="P1" draw:layer="layout" draw:type="lines" svg:x1="14.5cm" svg:y1="9cm" svg:x2="14cm" svg:y2="10cm" draw:start-shape="id9" draw:start-glue-point="5" draw:end-shape="id7" draw:end-glue-point="4" svg:d="m14500 9000h-501l1 499v501">
          <text:p/>
        </draw:connector>
        <draw:connector draw:style-name="gr5" draw:text-style-name="P1" draw:layer="layout" draw:type="lines" svg:x1="14.5cm" svg:y1="14.5cm" svg:x2="12.5cm" svg:y2="17.25cm" draw:start-shape="id10" draw:start-glue-point="5" draw:end-shape="id2" draw:end-glue-point="1" svg:d="m14500 14500h-501l-998 2750h-501">
          <text:p/>
        </draw:connector>
        <draw:connector draw:style-name="gr5" draw:text-style-name="P1" draw:layer="layout" draw:type="lines" svg:x1="14.5cm" svg:y1="20.5cm" svg:x2="12.5cm" svg:y2="17.25cm" draw:start-shape="id11" draw:start-glue-point="5" draw:end-shape="id2" draw:end-glue-point="1" svg:d="m14500 20500h-501l-998-3250h-501">
          <text:p/>
        </draw:connector>
        <draw:connector draw:style-name="gr5" draw:text-style-name="P1" draw:layer="layout" draw:type="lines" svg:x1="10.75cm" svg:y1="18cm" svg:x2="10.75cm" svg:y2="23cm" draw:start-shape="id2" draw:start-glue-point="2" draw:end-shape="id12" draw:end-glue-point="4" svg:d="m10750 18000v501 3984 515">
          <text:p/>
        </draw:connector>
        <draw:connector draw:style-name="gr5" draw:text-style-name="P1" draw:layer="layout" svg:x1="7.5cm" svg:y1="8.75cm" svg:x2="9cm" svg:y2="13.75cm" draw:start-shape="id13" draw:start-glue-point="1" draw:end-shape="id6" draw:end-glue-point="3" svg:d="m7500 8750h750v5000h750">
          <text:p/>
        </draw:connector>
        <draw:connector draw:style-name="gr5" draw:text-style-name="P1" draw:layer="layout" svg:x1="5.75cm" svg:y1="12cm" svg:x2="9cm" svg:y2="13.75cm" draw:start-shape="id14" draw:start-glue-point="2" draw:end-shape="id6" svg:d="m5750 12000v1750h32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k" fo:country="SK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CN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dz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rik Bartoš</meta:initial-creator>
    <meta:creation-date>2010-08-19T15:58:43</meta:creation-date>
    <dc:date>2010-09-10T10:51:46</dc:date>
    <dc:creator>Erik Bartoš</dc:creator>
    <meta:editing-duration>PT01H08M02S</meta:editing-duration>
    <meta:editing-cycles>4</meta:editing-cycles>
    <meta:generator>OpenOffice.org/3.2$Unix OpenOffice.org_project/320m12$Build-9483</meta:generator>
    <meta:document-statistic meta:object-count="27"/>
  </office:meta>
</office:document-meta>
</file>